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textarea-horizontal-align="justify" draw:textarea-vertical-align="middle" draw:auto-grow-height="false" fo:min-height="2.29cm" fo:min-width="4.199cm"/>
    </style:style>
    <style:style style:name="gr2" style:family="graphic" style:parent-style-name="standard">
      <style:graphic-properties draw:fill-color="#4b1f6f" draw:textarea-horizontal-align="justify" draw:textarea-vertical-align="middle" draw:auto-grow-height="false" fo:min-height="1.782cm" fo:min-width="0.008cm"/>
    </style:style>
    <style:style style:name="gr3" style:family="graphic">
      <style:graphic-properties draw:fill-color="#579d1c" draw:textarea-horizontal-align="justify" draw:textarea-vertical-align="middle" draw:auto-grow-height="false" fo:min-height="2.845cm" fo:min-width="2.595cm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draw:fill-color="#ff950e" draw:textarea-horizontal-align="justify" draw:textarea-vertical-align="middle" draw:auto-grow-height="false" fo:min-height="3.179cm" fo:min-width="8.263cm"/>
    </style:style>
    <style:style style:name="gr8" style:family="graphic" style:parent-style-name="standard">
      <style:graphic-properties draw:stroke="none" svg:stroke-color="#000000" draw:fill="none" draw:fill-color="#ffffff" fo:min-height="0.131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draw:fill="none" fo:min-height="0.557cm"/>
    </style:style>
    <style:style style:name="gr11" style:family="graphic" style:parent-style-name="standard">
      <style:graphic-properties draw:stroke="none" svg:stroke-color="#000000" draw:fill="none" draw:fill-color="#ffffff" fo:min-height="1.274cm"/>
    </style:style>
    <style:style style:name="gr12" style:family="graphic" style:parent-style-name="standard">
      <style:graphic-properties draw:textarea-horizontal-align="justify" draw:textarea-vertical-align="middle" draw:auto-grow-height="false" fo:min-height="1.368cm" fo:min-width="1.20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164cm" fo:min-width="1.007cm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draw:textarea-horizontal-align="justify" draw:textarea-vertical-align="middle" draw:auto-grow-height="false" fo:min-height="1.656cm" fo:min-width="1.596cm"/>
    </style:style>
    <style:style style:name="gr17" style:family="graphic" style:parent-style-name="standard">
      <style:graphic-properties draw:textarea-horizontal-align="justify" draw:textarea-vertical-align="middle" draw:auto-grow-height="false" fo:min-height="1.126cm" fo:min-width="5.702cm"/>
    </style:style>
    <style:style style:name="gr18" style:family="graphic" style:parent-style-name="standard">
      <style:graphic-properties draw:textarea-horizontal-align="justify" draw:textarea-vertical-align="middle" draw:auto-grow-height="false" fo:min-height="1.274cm" fo:min-width="3.377cm"/>
    </style:style>
    <style:style style:name="gr19" style:family="graphic" style:parent-style-name="standard">
      <style:graphic-properties draw:textarea-horizontal-align="justify" draw:textarea-vertical-align="middle" draw:auto-grow-height="false" fo:min-height="1.274cm" fo:min-width="1.532cm"/>
    </style:style>
    <style:style style:name="gr20" style:family="graphic" style:parent-style-name="standard">
      <style:graphic-properties draw:textarea-horizontal-align="justify" draw:textarea-vertical-align="middle" draw:auto-grow-height="false" fo:min-height="1.052cm" fo:min-width="3.945cm"/>
    </style:style>
    <style:style style:name="gr21" style:family="graphic" style:parent-style-name="standard">
      <style:graphic-properties draw:textarea-horizontal-align="justify" draw:textarea-vertical-align="middle" draw:auto-grow-height="false" fo:min-height="1.274cm" fo:min-width="5.977cm"/>
    </style:style>
    <style:style style:name="gr22" style:family="graphic" style:parent-style-name="standard">
      <style:graphic-properties draw:stroke="none" svg:stroke-color="#000000" draw:fill="none" draw:fill-color="#ffffff" fo:min-height="0.766cm"/>
    </style:style>
    <style:style style:name="gr23" style:family="graphic" style:parent-style-name="standard">
      <style:graphic-properties draw:stroke="none" svg:stroke-color="#000000" draw:fill="none" draw:fill-color="#ffffff" fo:min-height="0.639cm"/>
    </style:style>
    <style:style style:name="gr24" style:family="graphic" style:parent-style-name="standard">
      <style:graphic-properties draw:stroke="none" svg:stroke-color="#000000" draw:fill="none" draw:fill-color="#ffffff" fo:min-height="1.423cm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2.232cm"/>
    </style:style>
    <style:style style:name="gr26" style:family="graphic" style:parent-style-name="standard">
      <style:graphic-properties draw:textarea-horizontal-align="justify" draw:textarea-vertical-align="middle" draw:auto-grow-height="false" fo:min-height="1.274cm" fo:min-width="2.485cm"/>
    </style:style>
    <style:style style:name="gr27" style:family="graphic" style:parent-style-name="standard">
      <style:graphic-properties draw:stroke="none" svg:stroke-color="#000000" draw:fill="none" draw:fill-color="#ffffff" fo:min-height="0.258cm"/>
    </style:style>
    <style:style style:name="gr28" style:family="graphic" style:parent-style-name="standard">
      <style:graphic-properties draw:textarea-horizontal-align="justify" draw:textarea-vertical-align="middle" draw:auto-grow-height="false" fo:min-height="1.338cm" fo:min-width="2.612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text-underline-style="solid" style:text-underline-width="auto" style:text-underline-color="font-color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text-properties fo:font-size="14pt"/>
    </style:style>
    <style:style style:name="P6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12pt"/>
    </style:style>
    <style:style style:name="P9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10" style:family="paragraph">
      <style:text-properties fo:font-size="18pt"/>
    </style:style>
    <style:style style:name="P11" style:family="paragraph">
      <style:text-properties fo:font-size="18pt" style:text-underline-style="solid" style:text-underline-width="auto" style:text-underline-color="font-color"/>
    </style:style>
    <style:style style:name="P12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8pt"/>
    </style:style>
    <style:style style:name="T2" style:family="text">
      <style:text-properties fo:font-size="18pt" style:text-underline-style="none"/>
    </style:style>
    <style:style style:name="T3" style:family="text">
      <style:text-properties fo:font-size="18pt" style:text-underline-style="solid" style:text-underline-width="auto" style:text-und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699cm" svg:height="2.54cm" svg:x="3.032cm" svg:y="2.778cm">
          <text:p text:style-name="P1"><text:span text:style-name="T1">pci_write(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699cm" svg:height="2.54cm" svg:x="11.287cm" svg:y="2.778cm">
          <text:p text:style-name="P1"><text:span text:style-name="T1">pci_poll(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699cm" svg:height="2.54cm" svg:x="19.415cm" svg:y="2.778cm">
          <text:p text:style-name="P1"><text:span text:style-name="T1">pci_read()</text:span></text:p>
          <draw:enhanced-geometry svg:viewBox="0 0 21600 21600" draw:type="rectangle" draw:enhanced-path="M 0 0 L 21600 0 21600 21600 0 21600 0 0 Z N"/>
        </draw:custom-shape>
        <draw:g xml:id="id2" draw:id="id2">
          <draw:custom-shape draw:style-name="gr2" draw:text-style-name="P2" draw:layer="layout" svg:width="0.508cm" svg:height="2.032cm" svg:x="8.366cm" svg:y="8.112cm">
            <text:p text:style-name="P2">F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08cm" svg:height="2.032cm" svg:x="8.874cm" svg:y="8.112cm">
            <text:p text:style-name="P2">I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08cm" svg:height="2.032cm" svg:x="9.382cm" svg:y="8.112cm">
            <text:p text:style-name="P2">F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08cm" svg:height="2.032cm" svg:x="9.89cm" svg:y="8.112cm">
            <text:p text:style-name="P2">0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2" draw:text-style-name="P2" draw:layer="layout" svg:width="0.508cm" svg:height="2.032cm" svg:x="16.24cm" svg:y="7.985cm">
            <text:p text:style-name="P2">F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08cm" svg:height="2.032cm" svg:x="16.748cm" svg:y="7.985cm">
            <text:p text:style-name="P2">I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08cm" svg:height="2.032cm" svg:x="17.256cm" svg:y="7.985cm">
            <text:p text:style-name="P2">F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08cm" svg:height="2.032cm" svg:x="17.764cm" svg:y="7.985cm">
            <text:p text:style-name="P2">0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xml:id="id3" draw:id="id3" draw:layer="Layout" svg:width="3.429cm" svg:height="3.429cm" svg:x="3.667cm" svg:y="10.652cm">
          <text:p text:style-name="P1"><text:span text:style-name="T2">Write</text:span></text:p>
          <text:p text:style-name="P1"><text:span text:style-name="T2">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" draw:id="id7" draw:layer="Layout" svg:width="3.429cm" svg:height="3.429cm" svg:x="20.05cm" svg:y="10.652cm">
          <text:p text:style-name="P1"><text:span text:style-name="T2">Read</text:span></text:p>
          <text:p text:style-name="P1"><text:span text:style-name="T2">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.699cm" svg:height="2.54cm" svg:x="11.033cm" svg:y="11.287cm">
          <text:p text:style-name="P1"><text:span text:style-name="T1">pci_isr()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s" svg:x1="7.731cm" svg:y1="4.048cm" svg:x2="9.382cm" svg:y2="8.112cm" draw:start-shape="id1" draw:start-glue-point="1" draw:end-shape="id2" draw:end-glue-point="0" svg:d="M7731 4048h500l1151 3563v501" svg:viewBox="0 0 1652 4065">
          <text:p/>
        </draw:connector>
        <draw:connector draw:style-name="gr4" draw:text-style-name="P4" draw:layer="layout" draw:type="lines" svg:x1="9.382cm" svg:y1="10.144cm" svg:x2="7.096cm" svg:y2="12.366cm" draw:start-shape="id2" draw:start-glue-point="2" draw:end-shape="id3" draw:end-glue-point="1" svg:d="M9382 10144v501l-1785 1721h-501" svg:viewBox="0 0 2287 2223">
          <text:p/>
        </draw:connector>
        <draw:connector draw:style-name="gr5" draw:text-style-name="P4" draw:layer="layout" draw:type="lines" svg:x1="5.381cm" svg:y1="5.318cm" svg:x2="5.381cm" svg:y2="6.842cm" draw:start-shape="id1" draw:start-glue-point="2" draw:end-shape="id4" draw:end-glue-point="0" svg:d="M5381 5318v501 522 501" svg:viewBox="0 0 1 1525">
          <text:p/>
        </draw:connector>
        <draw:connector draw:style-name="gr5" draw:text-style-name="P4" draw:layer="layout" draw:type="lines" svg:x1="5.381cm" svg:y1="9.382cm" svg:x2="5.381cm" svg:y2="10.652cm" draw:start-shape="id4" draw:start-glue-point="2" draw:end-shape="id3" draw:end-glue-point="0" svg:d="M5381 9382v502 266 502" svg:viewBox="0 0 1 1271">
          <text:p/>
        </draw:connector>
        <draw:connector draw:style-name="gr4" draw:text-style-name="P4" draw:layer="layout" draw:type="lines" svg:x1="13.382cm" svg:y1="11.287cm" svg:x2="16.24cm" svg:y2="9.001cm" draw:start-shape="id5" draw:start-glue-point="0" draw:end-shape="id6" draw:end-glue-point="3" svg:d="M13382 11287v-501l2357-1785h501" svg:viewBox="0 0 2859 2287">
          <text:p/>
        </draw:connector>
        <draw:connector draw:style-name="gr4" draw:text-style-name="P4" draw:layer="layout" draw:type="lines" svg:x1="18.272cm" svg:y1="9.001cm" svg:x2="20.05cm" svg:y2="12.366cm" draw:start-shape="id6" draw:start-glue-point="1" draw:end-shape="id7" draw:end-glue-point="3" svg:d="M18272 9001h501l775 3365h502" svg:viewBox="0 0 1779 3366">
          <text:p/>
        </draw:connector>
        <draw:connector draw:style-name="gr5" draw:text-style-name="P4" draw:layer="layout" draw:type="lines" svg:x1="21.764cm" svg:y1="6.842cm" svg:x2="21.764cm" svg:y2="5.318cm" draw:end-shape="id8" draw:end-glue-point="2" svg:d="M21764 6842v-1023-501" svg:viewBox="0 0 1 1525">
          <text:p/>
        </draw:connector>
        <draw:connector draw:style-name="gr6" draw:text-style-name="P4" draw:layer="layout" draw:type="lines" svg:x1="23.479cm" svg:y1="12.366cm" svg:x2="23.733cm" svg:y2="8.112cm" draw:start-shape="id7" draw:start-glue-point="1" draw:end-shape="id9" draw:end-glue-point="1" svg:d="M23479 12366h501l254-4254h-501" svg:viewBox="0 0 756 4255">
          <text:p/>
        </draw:connector>
        <draw:connector draw:style-name="gr6" draw:text-style-name="P4" draw:layer="layout" draw:type="lines" svg:x1="21.764cm" svg:y1="10.652cm" svg:x2="15.986cm" svg:y2="4.048cm" draw:start-shape="id7" draw:start-glue-point="0" draw:end-shape="id10" svg:d="M21764 10652v-502l-5278-6102h-500" svg:viewBox="0 0 5779 6605">
          <text:p/>
        </draw:connector>
        <draw:custom-shape draw:style-name="gr7" draw:text-style-name="P3" xml:id="id11" draw:id="id11" draw:layer="Layout" svg:width="8.763cm" svg:height="3.429cm" svg:x="9.001cm" svg:y="16.494cm">
          <text:p text:style-name="P1"><text:span text:style-name="T3">FPGA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s" svg:x1="5.381cm" svg:y1="14.081cm" svg:x2="9.001cm" svg:y2="18.208cm" draw:start-shape="id3" draw:start-glue-point="2" draw:end-shape="id11" draw:end-glue-point="3" svg:d="M5381 14081v501l3118 3626h502" svg:viewBox="0 0 3621 4128">
          <text:p/>
        </draw:connector>
        <draw:connector draw:style-name="gr6" draw:text-style-name="P4" draw:layer="layout" draw:type="lines" svg:x1="17.764cm" svg:y1="18.208cm" svg:x2="21.764cm" svg:y2="14.081cm" draw:start-shape="id11" draw:start-glue-point="1" draw:end-shape="id7" svg:d="M17764 18208h500l3500-3626v-501" svg:viewBox="0 0 4001 4128">
          <text:p/>
        </draw:connector>
        <draw:connector draw:style-name="gr4" draw:text-style-name="P4" draw:layer="layout" draw:type="lines" svg:x1="13.382cm" svg:y1="16.494cm" svg:x2="13.382cm" svg:y2="13.827cm" draw:start-shape="id11" draw:start-glue-point="0" draw:end-shape="id5" draw:end-glue-point="2" svg:d="M13382 16494v-502-1664-501" svg:viewBox="0 0 1 2668">
          <text:p/>
        </draw:connector>
        <draw:frame draw:style-name="gr8" draw:text-style-name="P6" draw:layer="layout" svg:width="3.048cm" svg:height="0.806cm" svg:x="8.874cm" svg:y="5.909cm">
          <draw:text-box>
            <text:p text:style-name="P5"><text:span text:style-name="T4">File struct</text:span></text:p>
          </draw:text-box>
        </draw:frame>
        <draw:frame draw:style-name="gr8" draw:text-style-name="P6" draw:layer="layout" svg:width="3.048cm" svg:height="0.806cm" svg:x="7.731cm" svg:y="11.878cm">
          <draw:text-box>
            <text:p text:style-name="P5"><text:span text:style-name="T4">File struct</text:span></text:p>
          </draw:text-box>
        </draw:frame>
        <draw:frame draw:style-name="gr8" draw:text-style-name="P6" draw:layer="layout" svg:width="3.048cm" svg:height="0.806cm" svg:x="12.303cm" svg:y="9.084cm">
          <draw:text-box>
            <text:p text:style-name="P5"><text:span text:style-name="T4">File struct</text:span></text:p>
          </draw:text-box>
        </draw:frame>
        <draw:frame draw:style-name="gr8" draw:text-style-name="P6" draw:layer="layout" svg:width="3.048cm" svg:height="0.806cm" svg:x="16.748cm" svg:y="10.354cm">
          <draw:text-box>
            <text:p text:style-name="P5"><text:span text:style-name="T4">File struct</text:span></text:p>
          </draw:text-box>
        </draw:frame>
        <draw:frame draw:style-name="gr9" draw:text-style-name="P6" draw:layer="layout" svg:width="1.905cm" svg:height="0.806cm" svg:x="6.207cm" svg:y="15.18cm">
          <draw:text-box>
            <text:p text:style-name="P5"><text:span text:style-name="T4">Data</text:span></text:p>
          </draw:text-box>
        </draw:frame>
        <draw:frame draw:style-name="gr9" draw:text-style-name="P6" draw:layer="layout" svg:width="1.905cm" svg:height="0.806cm" svg:x="18.653cm" svg:y="15.732cm">
          <draw:text-box>
            <text:p text:style-name="P5"><text:span text:style-name="T4">Data</text:span></text:p>
          </draw:text-box>
        </draw:frame>
        <draw:frame draw:style-name="gr9" draw:text-style-name="P6" draw:layer="layout" svg:width="1.905cm" svg:height="0.806cm" svg:x="21.701cm" svg:y="5.909cm">
          <draw:text-box>
            <text:p text:style-name="P5"><text:span text:style-name="T4">Data</text:span></text:p>
          </draw:text-box>
        </draw:frame>
        <draw:frame draw:style-name="gr9" draw:text-style-name="P6" draw:layer="layout" svg:width="1.905cm" svg:height="0.806cm" svg:x="24.114cm" svg:y="9.084cm">
          <draw:text-box>
            <text:p text:style-name="P5"><text:span text:style-name="T4">Data</text:span></text:p>
          </draw:text-box>
        </draw:frame>
        <draw:frame draw:style-name="gr9" draw:text-style-name="P6" draw:layer="layout" svg:width="1.905cm" svg:height="0.806cm" svg:x="5.572cm" svg:y="5.445cm">
          <draw:text-box>
            <text:p text:style-name="P5"><text:span text:style-name="T4">Data</text:span></text:p>
          </draw:text-box>
        </draw:frame>
        <draw:frame draw:style-name="gr9" draw:text-style-name="P6" draw:layer="layout" svg:width="1.905cm" svg:height="0.806cm" svg:x="5.445cm" svg:y="9.211cm">
          <draw:text-box>
            <text:p text:style-name="P5"><text:span text:style-name="T4">Data</text:span></text:p>
          </draw:text-box>
        </draw:frame>
        <draw:frame draw:style-name="gr10" draw:text-style-name="P6" draw:layer="layout" svg:width="3.876cm" svg:height="1.361cm" svg:x="13.253cm" svg:y="14.544cm">
          <draw:text-box>
            <text:p text:style-name="P5"><text:span text:style-name="T4">Interrupt Vector</text:span></text:p>
          </draw:text-box>
        </draw:frame>
        <draw:frame draw:style-name="gr11" draw:text-style-name="P6" draw:layer="layout" svg:width="2.413cm" svg:height="1.524cm" svg:x="17.002cm" svg:y="3.667cm">
          <draw:text-box>
            <text:p text:style-name="P5"><text:span text:style-name="T4">Wait Variable</text:span></text:p>
          </draw:text-box>
        </draw:frame>
        <draw:g xml:id="id4" draw:id="id4">
          <draw:g>
            <draw:g>
              <draw:custom-shape draw:style-name="gr12" draw:text-style-name="P2" draw:layer="layout" svg:width="2.413cm" svg:height="2.286cm" svg:x="3.794cm" svg:y="6.8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7" draw:layer="layout" svg:width="2.129cm" svg:height="2cm" svg:x="3.936cm" svg:y="6.985cm">
                <text:p text:style-name="P2"><text:span text:style-name="T4"><text:s/></text:span><text:span text:style-name="T4">TX Ring </text:span></text:p>
                <text:p text:style-name="P2"><text:span text:style-name="T4">Buffer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2" draw:text-style-name="P2" draw:layer="layout" svg:width="2.413cm" svg:height="2.286cm" svg:x="4.175cm" svg:y="6.96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7" draw:layer="layout" svg:width="2.129cm" svg:height="2cm" svg:x="4.317cm" svg:y="7.112cm">
                <text:p text:style-name="P2"><text:span text:style-name="T4"><text:s/></text:span><text:span text:style-name="T4">TX Ring </text:span></text:p>
                <text:p text:style-name="P2"><text:span text:style-name="T4">Buffer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2" draw:text-style-name="P2" draw:layer="layout" svg:width="2.413cm" svg:height="2.286cm" svg:x="4.556cm" svg:y="7.09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7" draw:layer="layout" svg:width="2.129cm" svg:height="2cm" svg:x="4.698cm" svg:y="7.239cm">
                <text:p text:style-name="P2"><text:span text:style-name="T4"><text:s/></text:span><text:span text:style-name="T4">TX Ring </text:span></text:p>
                <text:p text:style-name="P2"><text:span text:style-name="T4">Buffer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14" draw:text-style-name="P9" draw:layer="layout" svg:width="2.032cm" svg:height="1.27cm" svg:x="1.635cm" svg:y="7.477cm">
          <draw:text-box>
            <text:p text:style-name="P8"><text:span text:style-name="T5">*Buffer per file*</text:span></text:p>
          </draw:text-box>
        </draw:frame>
        <draw:g xml:id="id9" draw:id="id9">
          <draw:g>
            <draw:g>
              <draw:custom-shape draw:style-name="gr12" draw:text-style-name="P2" draw:layer="layout" svg:width="2.413cm" svg:height="2.286cm" svg:x="20.558cm" svg:y="6.8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7" draw:layer="layout" svg:width="2.129cm" svg:height="2cm" svg:x="20.7cm" svg:y="6.985cm">
                <text:p text:style-name="P2"><text:span text:style-name="T4"><text:s/></text:span><text:span text:style-name="T4">TX Ring </text:span></text:p>
                <text:p text:style-name="P2"><text:span text:style-name="T4">Buffer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2" draw:text-style-name="P2" draw:layer="layout" svg:width="2.413cm" svg:height="2.286cm" svg:x="20.939cm" svg:y="6.96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7" draw:layer="layout" svg:width="2.129cm" svg:height="2cm" svg:x="21.081cm" svg:y="7.112cm">
                <text:p text:style-name="P2"><text:span text:style-name="T4"><text:s/></text:span><text:span text:style-name="T4">TX Ring </text:span></text:p>
                <text:p text:style-name="P2"><text:span text:style-name="T4">Buffer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2" draw:text-style-name="P2" draw:layer="layout" svg:width="2.413cm" svg:height="2.286cm" svg:x="21.32cm" svg:y="7.09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7" draw:layer="layout" svg:width="2.129cm" svg:height="2cm" svg:x="21.462cm" svg:y="7.239cm">
                <text:p text:style-name="P2"><text:span text:style-name="T4"><text:s/></text:span><text:span text:style-name="T4">RX Ring </text:span></text:p>
                <text:p text:style-name="P2"><text:span text:style-name="T4">Buffer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14" draw:text-style-name="P9" draw:layer="layout" svg:width="2.032cm" svg:height="1.27cm" svg:x="23.606cm" svg:y="6.461cm">
          <draw:text-box>
            <text:p text:style-name="P8"><text:span text:style-name="T5">*Buffer per file*</text:span></text:p>
          </draw:text-box>
        </draw:frame>
        <draw:frame draw:style-name="gr15" draw:text-style-name="P11" draw:layer="layout" svg:width="12.7cm" svg:height="0.962cm" svg:x="1.635cm" svg:y="1.127cm">
          <draw:text-box>
            <text:p text:style-name="P10"><text:span text:style-name="T1">AXI_STREAM Peripheral Type Driver Flow</text:span></text:p>
          </draw:text-box>
        </draw:frame>
      </draw:page>
      <draw:page draw:name="page2" draw:style-name="dp1" draw:master-page-name="Default">
        <draw:custom-shape draw:style-name="gr16" draw:text-style-name="P4" xml:id="id15" draw:id="id15" draw:layer="layout" svg:width="4.191cm" svg:height="3.81cm" svg:x="11.414cm" svg:y="3.794cm">
          <text:p text:style-name="P2"><text:span text:style-name="T6">Peripheral</text:span></text:p>
          <text:p text:style-name="P2"><text:span text:style-name="T6">Typ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4" xml:id="id16" draw:id="id16" draw:layer="layout" svg:width="6.35cm" svg:height="1.524cm" svg:x="3.032cm" svg:y="13.065cm">
          <text:p text:style-name="P2"><text:span text:style-name="T6">Write to Ring Buffer</text:span></text:p>
          <text:p text:style-name="P2"><text:span text:style-name="T6">At WTK 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12" draw:id="id12" draw:layer="layout" svg:width="7.753cm" svg:height="3.048cm" svg:x="2.391cm" svg:y="8.747cm">
          <text:p text:style-name="P2"><text:span text:style-name="T6">Space Available in</text:span></text:p>
          <text:p text:style-name="P2"><text:span text:style-name="T6">Ring Buff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2.391cm" svg:y1="10.271cm" svg:x2="6.267cm" svg:y2="8.747cm" draw:start-shape="id12" draw:start-glue-point="5" draw:end-shape="id12" draw:end-glue-point="4" svg:d="M2391 10271h-502v-2025h4378v501" svg:viewBox="0 0 4379 2026">
          <text:p/>
        </draw:connector>
        <draw:custom-shape draw:style-name="gr19" draw:text-style-name="P4" xml:id="id13" draw:id="id13" draw:layer="layout" svg:width="4.064cm" svg:height="3.048cm" svg:x="4.302cm" svg:y="17.383cm">
          <text:p text:style-name="P2"><text:span text:style-name="T6">All Data</text:span></text:p>
          <text:p text:style-name="P2"><text:span text:style-name="T6">Writt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4" xml:id="id14" draw:id="id14" draw:layer="layout" svg:width="4.445cm" svg:height="1.302cm" svg:x="11.541cm" svg:y="18.272cm">
          <text:p text:style-name="P2"><text:span text:style-name="T6">Exit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20" draw:id="id20" draw:layer="layout" svg:width="6.477cm" svg:height="1.524cm" svg:x="10.271cm" svg:y="1cm">
          <text:p text:style-name="P2"><text:span text:style-name="T6">pci_write()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8.366cm" svg:y1="18.907cm" svg:x2="11.541cm" svg:y2="18.923cm" draw:start-shape="id13" draw:start-glue-point="7" draw:end-shape="id14" draw:end-glue-point="3" svg:d="M8366 18907h1588v16h1587" svg:viewBox="0 0 3176 17">
          <text:p/>
        </draw:connector>
        <draw:connector draw:style-name="gr6" draw:text-style-name="P4" draw:layer="layout" svg:x1="11.414cm" svg:y1="5.699cm" svg:x2="6.267cm" svg:y2="8.747cm" draw:start-shape="id15" draw:start-glue-point="5" draw:end-shape="id12" draw:end-glue-point="4" svg:d="M11414 5699h-5147v3048" svg:viewBox="0 0 5148 3049">
          <text:p/>
        </draw:connector>
        <draw:connector draw:style-name="gr6" draw:text-style-name="P4" draw:layer="layout" svg:x1="6.267cm" svg:y1="11.795cm" svg:x2="6.207cm" svg:y2="13.065cm" draw:end-shape="id16" draw:end-glue-point="0" svg:d="M6267 11795v385h-60v885" svg:viewBox="0 0 61 1271">
          <text:p/>
        </draw:connector>
        <draw:connector draw:style-name="gr6" draw:text-style-name="P4" draw:layer="layout" svg:x1="6.207cm" svg:y1="14.589cm" svg:x2="6.334cm" svg:y2="17.383cm" draw:start-shape="id16" draw:start-glue-point="2" draw:end-shape="id13" draw:end-glue-point="4" svg:d="M6207 14589v1398h127v1396" svg:viewBox="0 0 128 2795">
          <text:p/>
        </draw:connector>
        <draw:custom-shape draw:style-name="gr17" draw:text-style-name="P4" xml:id="id17" draw:id="id17" draw:layer="layout" svg:width="6.35cm" svg:height="1.524cm" svg:x="17.891cm" svg:y="9.255cm">
          <text:p text:style-name="P2"><text:span text:style-name="T6">Write to Peripheral </text:span></text:p>
          <text:p text:style-name="P2"><text:span text:style-name="T6">At File 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9" draw:id="id19" draw:layer="layout" svg:width="4.064cm" svg:height="3.048cm" svg:x="19.034cm" svg:y="14.589cm">
          <text:p text:style-name="P2"><text:span text:style-name="T6">All Data</text:span></text:p>
          <text:p text:style-name="P2"><text:span text:style-name="T6">Writt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4" draw:layer="layout" svg:width="6.35cm" svg:height="1.524cm" svg:x="3.032cm" svg:y="15.097cm">
          <text:p text:style-name="P2"><text:span text:style-name="T6">Update WTK 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xml:id="id18" draw:id="id18" draw:layer="layout" svg:width="6.35cm" svg:height="1.524cm" svg:x="17.891cm" svg:y="11.922cm">
          <text:p text:style-name="P2"><text:span text:style-name="T6">Update File 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5.605cm" svg:y1="5.699cm" svg:x2="21.066cm" svg:y2="9.255cm" draw:start-shape="id15" draw:start-glue-point="7" draw:end-shape="id17" draw:end-glue-point="0" svg:d="M15605 5699h5461v3556" svg:viewBox="0 0 5462 3557">
          <text:p/>
        </draw:connector>
        <draw:connector draw:style-name="gr6" draw:text-style-name="P4" draw:layer="layout" svg:x1="21.066cm" svg:y1="10.779cm" svg:x2="21.066cm" svg:y2="11.922cm" draw:start-shape="id17" draw:start-glue-point="2" draw:end-shape="id18" draw:end-glue-point="0" svg:d="M21066 10779v1143" svg:viewBox="0 0 1 1144">
          <text:p/>
        </draw:connector>
        <draw:connector draw:style-name="gr6" draw:text-style-name="P4" draw:layer="layout" svg:x1="21.066cm" svg:y1="13.446cm" svg:x2="21.066cm" svg:y2="14.589cm" draw:start-shape="id18" draw:start-glue-point="2" draw:end-shape="id19" draw:end-glue-point="4" svg:d="M21066 13446v1143" svg:viewBox="0 0 1 1144">
          <text:p/>
        </draw:connector>
        <draw:connector draw:style-name="gr6" draw:text-style-name="P4" draw:layer="layout" svg:x1="21.066cm" svg:y1="17.637cm" svg:x2="15.986cm" svg:y2="18.923cm" draw:start-shape="id19" draw:start-glue-point="6" draw:end-shape="id14" draw:end-glue-point="1" svg:d="M21066 17637v1286h-5080" svg:viewBox="0 0 5081 1287">
          <text:p/>
        </draw:connector>
        <draw:connector draw:style-name="gr6" draw:text-style-name="P4" draw:layer="layout" svg:x1="23.098cm" svg:y1="16.113cm" svg:x2="21.066cm" svg:y2="9.255cm" draw:start-shape="id19" draw:start-glue-point="7" draw:end-shape="id17" draw:end-glue-point="0" svg:d="M23098 16113h1645v-7359h-3677v501" svg:viewBox="0 0 3678 7360">
          <text:p/>
        </draw:connector>
        <draw:connector draw:style-name="gr6" draw:text-style-name="P4" draw:layer="layout" svg:x1="4.302cm" svg:y1="18.907cm" svg:x2="6.267cm" svg:y2="8.747cm" draw:start-shape="id13" draw:start-glue-point="5" draw:end-shape="id12" draw:end-glue-point="4" svg:d="M4302 18907h-2413v-10661h4378v501" svg:viewBox="0 0 4379 10662">
          <text:p/>
        </draw:connector>
        <draw:frame draw:style-name="gr22" draw:text-style-name="P12" draw:layer="layout" svg:width="4.826cm" svg:height="1.016cm" svg:x="6.334cm" svg:y="4.556cm">
          <draw:text-box>
            <text:p>AXI_STREAM</text:p>
          </draw:text-box>
        </draw:frame>
        <draw:frame draw:style-name="gr22" draw:text-style-name="P12" draw:layer="layout" svg:width="2.667cm" svg:height="1.016cm" svg:x="15.986cm" svg:y="4.556cm">
          <draw:text-box>
            <text:p>SLAVE</text:p>
          </draw:text-box>
        </draw:frame>
        <draw:frame draw:style-name="gr15" draw:text-style-name="P12" draw:layer="layout" svg:width="1.397cm" svg:height="0.962cm" svg:x="1.762cm" svg:y="9.255cm">
          <draw:text-box>
            <text:p>No</text:p>
          </draw:text-box>
        </draw:frame>
        <draw:frame draw:style-name="gr15" draw:text-style-name="P12" draw:layer="layout" svg:width="1.397cm" svg:height="0.962cm" svg:x="3.032cm" svg:y="18.018cm">
          <draw:text-box>
            <text:p>No</text:p>
          </draw:text-box>
        </draw:frame>
        <draw:frame draw:style-name="gr15" draw:text-style-name="P12" draw:layer="layout" svg:width="1.397cm" svg:height="0.962cm" svg:x="23.225cm" svg:y="15.278cm">
          <draw:text-box>
            <text:p>No</text:p>
          </draw:text-box>
        </draw:frame>
        <draw:frame draw:style-name="gr15" draw:text-style-name="P12" draw:layer="layout" svg:width="1.651cm" svg:height="0.962cm" svg:x="19.669cm" svg:y="17.764cm">
          <draw:text-box>
            <text:p>Yes</text:p>
          </draw:text-box>
        </draw:frame>
        <draw:frame draw:style-name="gr23" draw:text-style-name="P12" draw:layer="layout" svg:width="1.778cm" svg:height="0.962cm" svg:x="8.239cm" svg:y="18.072cm">
          <draw:text-box>
            <text:p>Yes</text:p>
          </draw:text-box>
        </draw:frame>
        <draw:frame draw:style-name="gr23" draw:text-style-name="P12" draw:layer="layout" svg:width="1.778cm" svg:height="0.962cm" svg:x="6.207cm" svg:y="11.976cm">
          <draw:text-box>
            <text:p>Yes</text:p>
          </draw:text-box>
        </draw:frame>
        <draw:connector draw:style-name="gr6" draw:text-style-name="P4" draw:layer="layout" svg:x1="13.509cm" svg:y1="2.524cm" svg:x2="13.51cm" svg:y2="3.794cm" draw:start-shape="id20" draw:start-glue-point="2" draw:end-shape="id15" draw:end-glue-point="4" svg:d="M13509 2524v635h1v635" svg:viewBox="0 0 2 1271">
          <text:p/>
        </draw:connector>
        <draw:frame draw:style-name="gr24" draw:text-style-name="P12" draw:layer="layout" svg:width="8.001cm" svg:height="1.673cm" svg:x="1cm" svg:y="1.127cm">
          <draw:text-box>
            <text:p>pci_write() Flow Diagram</text:p>
          </draw:text-box>
        </draw:frame>
      </draw:page>
      <draw:page draw:name="page3" draw:style-name="dp1" draw:master-page-name="Default">
        <draw:custom-shape draw:style-name="gr16" draw:text-style-name="P3" xml:id="id23" draw:id="id23" draw:layer="layout" svg:width="4.191cm" svg:height="3.81cm" svg:x="11.415cm" svg:y="3.795cm">
          <text:p text:style-name="P2"><text:span text:style-name="T3">Peripheral</text:span></text:p>
          <text:p text:style-name="P2"><text:span text:style-name="T3">Typ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3" xml:id="id25" draw:id="id25" draw:layer="layout" svg:width="6.35cm" svg:height="1.524cm" svg:x="3.033cm" svg:y="13.066cm">
          <text:p text:style-name="P2"><text:span text:style-name="T3">Read from Ring Buffer</text:span></text:p>
          <text:p text:style-name="P2"><text:span text:style-name="T3">At RFH 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24" draw:id="id24" draw:layer="layout" svg:width="7.753cm" svg:height="3.048cm" svg:x="2.392cm" svg:y="8.748cm">
          <text:p text:style-name="P2"><text:span text:style-name="T3">Data Available in</text:span></text:p>
          <text:p text:style-name="P2"><text:span text:style-name="T3">Ring Buff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3" xml:id="id21" draw:id="id21" draw:layer="layout" svg:width="5.462cm" svg:height="3.048cm" svg:x="3.413cm" svg:y="17.383cm">
          <text:p text:style-name="P2"><text:span text:style-name="T3">All <text:s/>User Space</text:span></text:p>
          <text:p text:style-name="P2"><text:span text:style-name="T3"><text:s/></text:span><text:span text:style-name="T3">Requested Data</text:span></text:p>
          <text:p text:style-name="P2"><text:span text:style-name="T3">Rea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3" xml:id="id22" draw:id="id22" draw:layer="layout" svg:width="4.445cm" svg:height="1.302cm" svg:x="11.542cm" svg:y="18.273cm">
          <text:p text:style-name="P2"><text:span text:style-name="T3">Exit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xml:id="id30" draw:id="id30" draw:layer="layout" svg:width="6.477cm" svg:height="1.524cm" svg:x="10.272cm" svg:y="1.001cm">
          <text:p text:style-name="P2"><text:span text:style-name="T3">pci_read()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8.875cm" svg:y1="18.907cm" svg:x2="11.542cm" svg:y2="18.924cm" draw:start-shape="id21" draw:start-glue-point="7" draw:end-shape="id22" draw:end-glue-point="3" svg:d="M8875 18907h1334v17h1333" svg:viewBox="0 0 2668 18">
          <text:p/>
        </draw:connector>
        <draw:connector draw:style-name="gr6" draw:text-style-name="P4" draw:layer="layout" svg:x1="11.415cm" svg:y1="5.7cm" svg:x2="6.268cm" svg:y2="8.748cm" draw:start-shape="id23" draw:start-glue-point="5" draw:end-shape="id24" draw:end-glue-point="4" svg:d="M11415 5700h-5147v3048" svg:viewBox="0 0 5148 3049">
          <text:p/>
        </draw:connector>
        <draw:connector draw:style-name="gr6" draw:text-style-name="P4" draw:layer="layout" svg:x1="6.268cm" svg:y1="11.796cm" svg:x2="6.208cm" svg:y2="13.066cm" draw:end-shape="id25" draw:end-glue-point="0" svg:d="M6268 11796v385h-60v885" svg:viewBox="0 0 61 1271">
          <text:p/>
        </draw:connector>
        <draw:custom-shape draw:style-name="gr17" draw:text-style-name="P3" xml:id="id27" draw:id="id27" draw:layer="layout" svg:width="6.35cm" svg:height="1.524cm" svg:x="18.018cm" svg:y="11.976cm">
          <text:p text:style-name="P2"><text:span text:style-name="T3">Read from Peripheral </text:span></text:p>
          <text:p text:style-name="P2"><text:span text:style-name="T3">At File 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xml:id="id29" draw:id="id29" draw:layer="layout" svg:width="5.969cm" svg:height="3.048cm" svg:x="18.145cm" svg:y="17.383cm">
          <text:p text:style-name="P2"><text:span text:style-name="T3">All User Space</text:span></text:p>
          <text:p text:style-name="P2"><text:span text:style-name="T3">Requested Data</text:span></text:p>
          <text:p text:style-name="P2"><text:span text:style-name="T3">Rea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3" xml:id="id31" draw:id="id31" draw:layer="layout" svg:width="6.35cm" svg:height="1.524cm" svg:x="3.033cm" svg:y="15.098cm">
          <text:p text:style-name="P2"><text:span text:style-name="T3">Update RFH 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28" draw:id="id28" draw:layer="layout" svg:width="6.35cm" svg:height="1.524cm" svg:x="18.018cm" svg:y="14.643cm">
          <text:p text:style-name="P2"><text:span text:style-name="T3">Update File 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5.606cm" svg:y1="5.7cm" svg:x2="21.13cm" svg:y2="7.731cm" draw:start-shape="id23" draw:start-glue-point="7" draw:end-shape="id26" draw:end-glue-point="4" svg:d="M15606 5700h5524v2031" svg:viewBox="0 0 5525 2032">
          <text:p/>
        </draw:connector>
        <draw:connector draw:style-name="gr6" draw:text-style-name="P4" draw:layer="layout" svg:x1="21.193cm" svg:y1="13.5cm" svg:x2="21.193cm" svg:y2="14.643cm" draw:start-shape="id27" draw:start-glue-point="2" draw:end-shape="id28" draw:end-glue-point="0" svg:d="M21193 13500v1143" svg:viewBox="0 0 1 1144">
          <text:p/>
        </draw:connector>
        <draw:connector draw:style-name="gr6" draw:text-style-name="P4" draw:layer="layout" svg:x1="21.193cm" svg:y1="16.167cm" svg:x2="21.13cm" svg:y2="17.383cm" draw:start-shape="id28" draw:start-glue-point="2" draw:end-shape="id29" draw:end-glue-point="4" svg:d="M21193 16167v609h-63v607" svg:viewBox="0 0 64 1217">
          <text:p/>
        </draw:connector>
        <draw:connector draw:style-name="gr6" draw:text-style-name="P4" draw:layer="layout" svg:x1="3.413cm" svg:y1="18.907cm" svg:x2="6.268cm" svg:y2="8.748cm" draw:start-shape="id21" draw:start-glue-point="5" draw:end-shape="id24" draw:end-glue-point="4" svg:d="M3413 18907h-1523v-10660h4378v501" svg:viewBox="0 0 4379 10661">
          <text:p/>
        </draw:connector>
        <draw:frame draw:style-name="gr22" draw:text-style-name="P11" draw:layer="layout" svg:width="4.826cm" svg:height="1.016cm" svg:x="6.335cm" svg:y="4.557cm">
          <draw:text-box>
            <text:p><text:span text:style-name="T1">AXI_STREAM</text:span></text:p>
          </draw:text-box>
        </draw:frame>
        <draw:frame draw:style-name="gr22" draw:text-style-name="P11" draw:layer="layout" svg:width="2.667cm" svg:height="1.016cm" svg:x="15.987cm" svg:y="4.557cm">
          <draw:text-box>
            <text:p><text:span text:style-name="T1">SLAVE</text:span></text:p>
          </draw:text-box>
        </draw:frame>
        <draw:frame draw:style-name="gr15" draw:text-style-name="P11" draw:layer="layout" svg:width="1.397cm" svg:height="0.962cm" svg:x="10.017cm" svg:y="9.382cm">
          <draw:text-box>
            <text:p><text:span text:style-name="T1">No</text:span></text:p>
          </draw:text-box>
        </draw:frame>
        <draw:frame draw:style-name="gr27" draw:text-style-name="P11" draw:layer="layout" svg:width="1.397cm" svg:height="0.962cm" svg:x="2.016cm" svg:y="17.891cm">
          <draw:text-box>
            <text:p><text:span text:style-name="T1">No</text:span></text:p>
          </draw:text-box>
        </draw:frame>
        <draw:frame draw:style-name="gr15" draw:text-style-name="P11" draw:layer="layout" svg:width="1.397cm" svg:height="0.962cm" svg:x="24.114cm" svg:y="17.891cm">
          <draw:text-box>
            <text:p><text:span text:style-name="T1">No</text:span></text:p>
          </draw:text-box>
        </draw:frame>
        <draw:frame draw:style-name="gr15" draw:text-style-name="P11" draw:layer="layout" svg:width="1.651cm" svg:height="0.962cm" svg:x="16.621cm" svg:y="17.764cm">
          <draw:text-box>
            <text:p><text:span text:style-name="T1">Yes</text:span></text:p>
          </draw:text-box>
        </draw:frame>
        <draw:frame draw:style-name="gr23" draw:text-style-name="P11" draw:layer="layout" svg:width="1.778cm" svg:height="0.962cm" svg:x="8.874cm" svg:y="17.945cm">
          <draw:text-box>
            <text:p><text:span text:style-name="T1">Yes</text:span></text:p>
          </draw:text-box>
        </draw:frame>
        <draw:frame draw:style-name="gr23" draw:text-style-name="P11" draw:layer="layout" svg:width="1.778cm" svg:height="0.962cm" svg:x="6.208cm" svg:y="11.977cm">
          <draw:text-box>
            <text:p><text:span text:style-name="T1">Yes</text:span></text:p>
          </draw:text-box>
        </draw:frame>
        <draw:connector draw:style-name="gr6" draw:text-style-name="P4" draw:layer="layout" svg:x1="13.51cm" svg:y1="2.525cm" svg:x2="13.511cm" svg:y2="3.795cm" draw:start-shape="id30" draw:start-glue-point="2" draw:end-shape="id23" draw:end-glue-point="4" svg:d="M13510 2525v635h1v635" svg:viewBox="0 0 2 1271">
          <text:p/>
        </draw:connector>
        <draw:connector draw:style-name="gr6" draw:text-style-name="P4" draw:layer="layout" svg:x1="10.145cm" svg:y1="10.272cm" svg:x2="13.764cm" svg:y2="18.273cm" draw:start-shape="id24" draw:start-glue-point="7" draw:end-shape="id22" draw:end-glue-point="0" svg:d="M10145 10272h3619v8001" svg:viewBox="0 0 3620 8002">
          <text:p/>
        </draw:connector>
        <draw:custom-shape draw:style-name="gr28" draw:text-style-name="P3" xml:id="id26" draw:id="id26" draw:layer="layout" svg:width="6.223cm" svg:height="3.175cm" svg:x="18.018cm" svg:y="7.731cm">
          <text:p text:style-name="P2"><text:span text:style-name="T3"/></text:p>
          <text:p text:style-name="P2"><text:span text:style-name="T3">File Offset </text:span></text:p>
          <text:p text:style-name="P2"><text:span text:style-name="T3">at EOF?</text:span></text:p>
          <text:p text:style-name="P2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8.145cm" svg:y1="18.907cm" svg:x2="15.987cm" svg:y2="18.924cm" draw:start-shape="id29" draw:start-glue-point="5" draw:end-shape="id22" draw:end-glue-point="1" svg:d="M18145 18907h-1080v17h-1078" svg:viewBox="0 0 2159 18">
          <text:p/>
        </draw:connector>
        <draw:connector draw:style-name="gr6" draw:text-style-name="P4" draw:layer="layout" draw:line-skew="0.642cm" svg:x1="24.114cm" svg:y1="18.907cm" svg:x2="24.241cm" svg:y2="9.319cm" draw:start-shape="id29" draw:start-glue-point="7" draw:end-shape="id26" draw:end-glue-point="7" svg:d="M24114 18907h1270v-9588h-1143" svg:viewBox="0 0 1271 9589">
          <text:p/>
        </draw:connector>
        <draw:connector draw:style-name="gr6" draw:text-style-name="P4" draw:layer="layout" svg:x1="18.018cm" svg:y1="9.319cm" svg:x2="13.764cm" svg:y2="18.273cm" draw:start-shape="id26" draw:start-glue-point="5" draw:end-shape="id22" draw:end-glue-point="0" svg:d="M18018 9319h-4254v8954" svg:viewBox="0 0 4255 8955">
          <text:p/>
        </draw:connector>
        <draw:frame draw:style-name="gr15" draw:text-style-name="P11" draw:layer="layout" svg:width="1.651cm" svg:height="0.962cm" svg:x="16.748cm" svg:y="8.42cm">
          <draw:text-box>
            <text:p><text:span text:style-name="T1">Yes</text:span></text:p>
          </draw:text-box>
        </draw:frame>
        <draw:connector draw:style-name="gr6" draw:text-style-name="P4" draw:layer="layout" svg:x1="21.13cm" svg:y1="10.906cm" svg:x2="21.193cm" svg:y2="11.976cm" draw:start-shape="id26" draw:start-glue-point="6" draw:end-shape="id27" draw:end-glue-point="0" svg:d="M21130 10906v535h63v535" svg:viewBox="0 0 64 1071">
          <text:p/>
        </draw:connector>
        <draw:frame draw:style-name="gr15" draw:text-style-name="P11" draw:layer="layout" svg:width="1.397cm" svg:height="0.962cm" svg:x="21.066cm" svg:y="10.833cm">
          <draw:text-box>
            <text:p><text:span text:style-name="T1">No</text:span></text:p>
          </draw:text-box>
        </draw:frame>
        <draw:connector draw:style-name="gr6" draw:text-style-name="P4" draw:layer="layout" svg:x1="6.208cm" svg:y1="14.59cm" svg:x2="6.208cm" svg:y2="15.098cm" draw:start-shape="id25" draw:start-glue-point="2" draw:end-shape="id31" draw:end-glue-point="0" svg:d="M6208 14590v508" svg:viewBox="0 0 1 509">
          <text:p/>
        </draw:connector>
        <draw:connector draw:style-name="gr6" draw:text-style-name="P4" draw:layer="layout" svg:x1="6.208cm" svg:y1="16.622cm" svg:x2="6.144cm" svg:y2="17.383cm" draw:start-shape="id31" draw:start-glue-point="2" draw:end-shape="id21" draw:end-glue-point="4" svg:d="M6208 16622v381h-64v380" svg:viewBox="0 0 65 762">
          <text:p/>
        </draw:connector>
        <draw:frame draw:style-name="gr24" draw:text-style-name="P11" draw:layer="layout" svg:width="8.001cm" svg:height="1.673cm" svg:x="1.001cm" svg:y="1.128cm">
          <draw:text-box>
            <text:p><text:span text:style-name="T1">pci_read() Flow Diagram</text:span></text:p>
          </draw:text-box>
        </draw:frame>
      </draw:page>
      <draw:page draw:name="page4" draw:style-name="dp1" draw:master-page-name="Default">
        <draw:custom-shape draw:style-name="gr29" draw:text-style-name="P2" xml:id="id33" draw:id="id33" draw:layer="layout" svg:width="3.302cm" svg:height="3.302cm" svg:x="12.558cm" svg:y="1.762cm">
          <text:p text:style-name="P2">Read </text:p>
          <text:p text:style-name="P2">Interrupt</text:p>
          <text:p text:style-name="P2">Controller</text:p>
          <text:p text:style-name="P2">Status Re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34" draw:id="id34" draw:layer="layout" svg:width="5.207cm" svg:height="3.937cm" svg:x="11.669cm" svg:y="6.461cm">
          <text:p text:style-name="P2">Any </text:p>
          <text:p text:style-name="P2">Pending</text:p>
          <text:p text:style-name="P2">Interrup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" xml:id="id32" draw:id="id32" draw:layer="layout" svg:width="7.493cm" svg:height="4.826cm" svg:x="19.161cm" svg:y="15.764cm">
          <text:p text:style-name="P2">Add associated</text:p>
          <text:p text:style-name="P2">File struct of Least </text:p>
          <text:p text:style-name="P2">Significant Pending </text:p>
          <text:p text:style-name="P2">Interrupt To READ </text:p>
          <text:p text:style-name="P2">FIFO. Clear this </text:p>
          <text:p text:style-name="P2">Interrupt In Status Reg.</text:p>
          <text:p text:style-name="P2">Wake up Read Thread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26.654cm" svg:y1="18.177cm" svg:x2="15.86cm" svg:y2="3.413cm" draw:start-shape="id32" draw:start-glue-point="1" draw:end-shape="id33" svg:d="M26654 18177h501v-14764h-11295" svg:viewBox="0 0 11296 14765">
          <text:p/>
        </draw:connector>
        <draw:custom-shape draw:style-name="gr29" draw:text-style-name="P2" xml:id="id35" draw:id="id35" draw:layer="layout" svg:width="2.667cm" svg:height="2.54cm" svg:x="18.273cm" svg:y="7.223cm">
          <text:p text:style-name="P2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6.876cm" svg:y1="8.43cm" svg:x2="18.273cm" svg:y2="8.493cm" draw:start-shape="id34" draw:start-glue-point="7" draw:end-shape="id35" draw:end-glue-point="3" svg:d="M16876 8430h698v63h699" svg:viewBox="0 0 1398 64">
          <text:p/>
        </draw:connector>
        <draw:connector draw:style-name="gr6" draw:text-style-name="P2" draw:layer="layout" svg:x1="14.209cm" svg:y1="5.064cm" svg:x2="14.273cm" svg:y2="6.461cm" draw:start-shape="id33" draw:start-glue-point="2" draw:end-shape="id34" draw:end-glue-point="4" svg:d="M14209 5064v699h64v698" svg:viewBox="0 0 65 1398">
          <text:p/>
        </draw:connector>
        <draw:frame draw:style-name="gr15" draw:text-style-name="P11" draw:layer="layout" svg:width="12.7cm" svg:height="0.962cm" svg:x="1.635cm" svg:y="1.127cm">
          <draw:text-box>
            <text:p><text:span text:style-name="T1">ISR Data Flow</text:span></text:p>
          </draw:text-box>
        </draw:frame>
        <draw:frame draw:style-name="gr15" draw:text-style-name="P11" draw:layer="layout" svg:width="1.397cm" svg:height="0.962cm" svg:x="16.749cm" svg:y="7.277cm">
          <draw:text-box>
            <text:p><text:span text:style-name="T1">No</text:span></text:p>
          </draw:text-box>
        </draw:frame>
        <draw:frame draw:style-name="gr15" draw:text-style-name="P11" draw:layer="layout" svg:width="1.778cm" svg:height="0.962cm" svg:x="14.335cm" svg:y="10.271cm">
          <draw:text-box>
            <text:p><text:span text:style-name="T1">Yes</text:span></text:p>
          </draw:text-box>
        </draw:frame>
        <draw:custom-shape draw:style-name="gr30" draw:text-style-name="P2" xml:id="id37" draw:id="id37" draw:layer="layout" svg:width="5.207cm" svg:height="2.921cm" svg:x="11.795cm" svg:y="16.113cm">
          <text:p text:style-name="P2">Peripheral</text:p>
          <text:p text:style-name="P2">Typ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14.273cm" svg:y1="10.398cm" svg:x2="14.335cm" svg:y2="11.287cm" draw:start-shape="id34" draw:start-glue-point="6" draw:end-shape="id36" draw:end-glue-point="0" svg:d="M14273 10398v445h62v444" svg:viewBox="0 0 63 890">
          <text:p/>
        </draw:connector>
        <draw:frame draw:style-name="gr31" draw:text-style-name="P12" draw:layer="layout" svg:width="4.826cm" svg:height="0.962cm" svg:x="17.383cm" svg:y="14.081cm">
          <draw:text-box>
            <text:p>AXI_STREAM</text:p>
          </draw:text-box>
        </draw:frame>
        <draw:frame draw:style-name="gr22" draw:text-style-name="P12" draw:layer="layout" svg:width="2.667cm" svg:height="1.016cm" svg:x="7.096cm" svg:y="13.827cm">
          <draw:text-box>
            <text:p>SLAVE</text:p>
          </draw:text-box>
        </draw:frame>
        <draw:custom-shape draw:style-name="gr29" draw:text-style-name="P2" xml:id="id38" draw:id="id38" draw:layer="layout" svg:width="7.493cm" svg:height="4.826cm" svg:x="1.889cm" svg:y="15.605cm">
          <text:p text:style-name="P2">Set Wait variable for the</text:p>
          <text:p text:style-name="P2">Poll() and wake up any</text:p>
          <text:p text:style-name="P2">Polling user Process on</text:p>
          <text:p text:style-name="P2">Associate device file. </text:p>
          <text:p text:style-name="P2">Clear Interrupt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1.795cm" svg:y1="17.574cm" svg:x2="5.635cm" svg:y2="15.605cm" draw:start-shape="id37" draw:start-glue-point="5" draw:end-shape="id38" draw:end-glue-point="0" svg:d="M11795 17574h-1207v-2470h-4953v501" svg:viewBox="0 0 6161 2471">
          <text:p/>
        </draw:connector>
        <draw:connector draw:style-name="gr6" draw:text-style-name="P2" draw:layer="layout" svg:x1="17.002cm" svg:y1="17.574cm" svg:x2="22.907cm" svg:y2="15.764cm" draw:start-shape="id37" draw:start-glue-point="7" draw:end-shape="id32" draw:end-glue-point="0" svg:d="M17002 17574h1079v-2311h4826v501" svg:viewBox="0 0 5906 2312">
          <text:p/>
        </draw:connector>
        <draw:connector draw:style-name="gr6" draw:text-style-name="P2" draw:layer="layout" svg:x1="1.889cm" svg:y1="18.018cm" svg:x2="12.558cm" svg:y2="3.413cm" draw:start-shape="id38" draw:start-glue-point="3" draw:end-shape="id33" svg:d="M1889 18018h-502v-14605h11171" svg:viewBox="0 0 11172 14606">
          <text:p/>
        </draw:connector>
        <draw:custom-shape draw:style-name="gr29" draw:text-style-name="P2" xml:id="id36" draw:id="id36" draw:layer="layout" svg:width="3.302cm" svg:height="3.302cm" svg:x="12.684cm" svg:y="11.287cm">
          <text:p text:style-name="P2">Associate </text:p>
          <text:p text:style-name="P2">ISR Vector</text:p>
          <text:p text:style-name="P2">With </text:p>
          <text:p text:style-name="P2">file_stru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4.335cm" svg:y1="14.589cm" svg:x2="14.399cm" svg:y2="16.113cm" draw:start-shape="id36" draw:start-glue-point="2" draw:end-shape="id37" draw:end-glue-point="4" svg:d="M14335 14589v762h64v762" svg:viewBox="0 0 65 1525">
          <text:p/>
        </draw:connector>
      </draw:page>
      <draw:page draw:name="page5" draw:style-name="dp1" draw:master-page-name="Default">
        <draw:custom-shape draw:style-name="gr29" draw:text-style-name="P2" xml:id="id40" draw:id="id40" draw:layer="layout" svg:width="3.302cm" svg:height="3.302cm" svg:x="12.558cm" svg:y="1.799cm">
          <text:p text:style-name="P2">Wait to be</text:p>
          <text:p text:style-name="P2">Woken up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39" draw:id="id39" draw:layer="layout" svg:width="5.207cm" svg:height="3.937cm" svg:x="11.668cm" svg:y="6.461cm">
          <text:p text:style-name="P2"/>
          <text:p text:style-name="P2">Does </text:p>
          <text:p text:style-name="P2">Read FIFO</text:p>
          <text:p text:style-name="P2">Have any</text:p>
          <text:p text:style-name="P2">file_structs? </text:p>
          <text:p text:style-name="P2"/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line-skew="-0.501cm" svg:x1="16.875cm" svg:y1="8.43cm" svg:x2="15.86cm" svg:y2="3.45cm" draw:start-shape="id39" draw:start-glue-point="7" draw:end-shape="id40" draw:end-glue-point="1" svg:d="M16875 8430v-4980h-1015" svg:viewBox="0 0 1016 4981">
          <text:p/>
        </draw:connector>
        <draw:connector draw:style-name="gr6" draw:text-style-name="P2" draw:layer="layout" svg:x1="14.209cm" svg:y1="5.101cm" svg:x2="14.272cm" svg:y2="6.461cm" draw:start-shape="id40" draw:start-glue-point="2" draw:end-shape="id39" draw:end-glue-point="4" svg:d="M14209 5101v680h63v680" svg:viewBox="0 0 64 1361">
          <text:p/>
        </draw:connector>
        <draw:frame draw:style-name="gr15" draw:text-style-name="P11" draw:layer="layout" svg:width="12.7cm" svg:height="0.962cm" svg:x="1.635cm" svg:y="1.164cm">
          <draw:text-box>
            <text:p><text:span text:style-name="T1">Read Thread</text:span></text:p>
          </draw:text-box>
        </draw:frame>
        <draw:frame draw:style-name="gr15" draw:text-style-name="P11" draw:layer="layout" svg:width="1.778cm" svg:height="0.962cm" svg:x="14.335cm" svg:y="10.308cm">
          <draw:text-box>
            <text:p><text:span text:style-name="T1">Yes</text:span></text:p>
          </draw:text-box>
        </draw:frame>
        <draw:connector draw:style-name="gr6" draw:text-style-name="P2" draw:layer="layout" svg:x1="14.272cm" svg:y1="10.398cm" svg:x2="14.335cm" svg:y2="11.324cm" draw:start-shape="id39" draw:start-glue-point="6" svg:d="M14272 10398v714h63v212" svg:viewBox="0 0 64 927">
          <text:p/>
        </draw:connector>
        <draw:connector draw:style-name="gr6" draw:text-style-name="P2" draw:layer="layout" svg:x1="14.272cm" svg:y1="14.208cm" svg:x2="14.335cm" svg:y2="14.97cm" draw:start-shape="id41" draw:start-glue-point="6" draw:end-shape="id42" draw:end-glue-point="0" svg:d="M14272 14208v381h63v381" svg:viewBox="0 0 64 763">
          <text:p/>
        </draw:connector>
        <draw:frame draw:style-name="gr15" draw:text-style-name="P11" draw:layer="layout" svg:width="1.778cm" svg:height="0.962cm" svg:x="15.605cm" svg:y="6.261cm">
          <draw:text-box>
            <text:p><text:span text:style-name="T1">No</text:span></text:p>
          </draw:text-box>
        </draw:frame>
        <draw:custom-shape draw:style-name="gr30" draw:text-style-name="P2" xml:id="id41" draw:id="id41" draw:layer="layout" svg:width="5.207cm" svg:height="2.921cm" svg:x="11.668cm" svg:y="11.287cm">
          <text:p text:style-name="P2">Peripheral HW</text:p>
          <text:p text:style-name="P2">Has dat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11.668cm" svg:y1="12.748cm" svg:x2="11.668cm" svg:y2="8.43cm" draw:start-shape="id41" draw:start-glue-point="5" draw:end-shape="id39" draw:end-glue-point="5" svg:d="M11668 12748h-502v-4318h502" svg:viewBox="0 0 503 4319">
          <text:p/>
        </draw:connector>
        <draw:frame draw:style-name="gr15" draw:text-style-name="P11" draw:layer="layout" svg:width="1.397cm" svg:height="0.962cm" svg:x="11.16cm" svg:y="11.16cm">
          <draw:text-box>
            <text:p><text:span text:style-name="T1">No</text:span></text:p>
          </draw:text-box>
        </draw:frame>
        <draw:custom-shape draw:style-name="gr29" draw:text-style-name="P2" xml:id="id42" draw:id="id42" draw:layer="layout" svg:width="3.302cm" svg:height="2.032cm" svg:x="12.684cm" svg:y="14.97cm">
          <text:p text:style-name="P2">Read </text:p>
          <text:p text:style-name="P2">Data to</text:p>
          <text:p text:style-name="P2">Ring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44" draw:id="id44" draw:layer="layout" svg:width="5.207cm" svg:height="2.921cm" svg:x="11.795cm" svg:y="17.637cm">
          <text:p text:style-name="P2">Was all available</text:p>
          <text:p text:style-name="P2">Data rea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5.572cm" svg:y1="19.097cm" svg:x2="11.668cm" svg:y2="8.43cm" draw:start-shape="id43" draw:start-glue-point="3" draw:end-shape="id39" draw:end-glue-point="5" svg:d="M5572 19097h-501v-10667h6597" svg:viewBox="0 0 6598 10668">
          <text:p/>
        </draw:connector>
        <draw:frame draw:style-name="gr15" draw:text-style-name="P11" draw:layer="layout" svg:width="1.778cm" svg:height="0.962cm" svg:x="14.462cm" svg:y="14.081cm">
          <draw:text-box>
            <text:p><text:span text:style-name="T1">Yes</text:span></text:p>
          </draw:text-box>
        </draw:frame>
        <draw:frame draw:style-name="gr15" draw:text-style-name="P11" draw:layer="layout" svg:width="1.778cm" svg:height="0.962cm" svg:x="10.017cm" svg:y="18.199cm">
          <draw:text-box>
            <text:p><text:span text:style-name="T1">Yes</text:span></text:p>
          </draw:text-box>
        </draw:frame>
        <draw:custom-shape draw:style-name="gr29" draw:text-style-name="P2" xml:id="id45" draw:id="id45" draw:layer="layout" svg:width="4.318cm" svg:height="4.064cm" svg:x="18.653cm" svg:y="16.367cm">
          <text:p text:style-name="P2">Push file_struct</text:p>
          <text:p text:style-name="P2">Back to FIFO.</text:p>
          <text:p text:style-name="P2">Set Poll() Wait</text:p>
          <text:p text:style-name="P2">Vari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7.002cm" svg:y1="19.098cm" svg:x2="18.653cm" svg:y2="18.399cm" draw:start-shape="id44" draw:start-glue-point="7" draw:end-shape="id45" draw:end-glue-point="3" svg:d="M17002 19098h826v-699h825" svg:viewBox="0 0 1652 700">
          <text:p/>
        </draw:connector>
        <draw:connector draw:style-name="gr6" draw:text-style-name="P2" draw:layer="layout" svg:x1="22.971cm" svg:y1="18.399cm" svg:x2="16.875cm" svg:y2="8.43cm" draw:start-shape="id45" draw:start-glue-point="1" draw:end-shape="id39" draw:end-glue-point="7" svg:d="M22971 18399h528v-9969h-6624" svg:viewBox="0 0 6625 9970">
          <text:p/>
        </draw:connector>
        <draw:connector draw:style-name="gr6" draw:text-style-name="P2" draw:layer="layout" svg:x1="14.335cm" svg:y1="17.002cm" svg:x2="14.399cm" svg:y2="17.637cm" draw:start-shape="id42" draw:start-glue-point="2" draw:end-shape="id44" draw:end-glue-point="4" svg:d="M14335 17002v340h64v295" svg:viewBox="0 0 65 636">
          <text:p/>
        </draw:connector>
        <draw:frame draw:style-name="gr15" draw:text-style-name="P11" draw:layer="layout" svg:width="1.397cm" svg:height="0.962cm" svg:x="16.748cm" svg:y="17.51cm">
          <draw:text-box>
            <text:p><text:span text:style-name="T1">No</text:span></text:p>
          </draw:text-box>
        </draw:frame>
        <draw:custom-shape draw:style-name="gr29" draw:text-style-name="P2" xml:id="id43" draw:id="id43" draw:layer="layout" svg:width="4.318cm" svg:height="2.159cm" svg:x="5.572cm" svg:y="18.018cm">
          <text:p text:style-name="P2">Set Poll() Wait</text:p>
          <text:p text:style-name="P2">Vari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1.795cm" svg:y1="19.098cm" svg:x2="9.89cm" svg:y2="19.097cm" draw:start-shape="id44" draw:start-glue-point="5" draw:end-shape="id43" draw:end-glue-point="1" svg:d="M11795 19098h-952v-1h-953" svg:viewBox="0 0 1906 2">
          <text:p/>
        </draw:connector>
      </draw:page>
      <draw:page draw:name="page6" draw:style-name="dp1" draw:master-page-name="Default">
        <draw:custom-shape draw:style-name="gr29" draw:text-style-name="P2" xml:id="id47" draw:id="id47" draw:layer="layout" svg:width="3.302cm" svg:height="3.302cm" svg:x="12.559cm" svg:y="1.8cm">
          <text:p text:style-name="P2">Wait to be</text:p>
          <text:p text:style-name="P2">Woken up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46" draw:id="id46" draw:layer="layout" svg:width="5.207cm" svg:height="3.937cm" svg:x="11.669cm" svg:y="6.462cm">
          <text:p text:style-name="P2"/>
          <text:p text:style-name="P2">Does </text:p>
          <text:p text:style-name="P2">Write FIFO</text:p>
          <text:p text:style-name="P2">Have any</text:p>
          <text:p text:style-name="P2">file_structs? </text:p>
          <text:p text:style-name="P2"/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line-skew="-0.501cm" svg:x1="16.876cm" svg:y1="8.431cm" svg:x2="15.861cm" svg:y2="3.451cm" draw:start-shape="id46" draw:start-glue-point="7" draw:end-shape="id47" draw:end-glue-point="1" svg:d="M16876 8431v-4980h-1015" svg:viewBox="0 0 1016 4981">
          <text:p/>
        </draw:connector>
        <draw:connector draw:style-name="gr6" draw:text-style-name="P2" draw:layer="layout" svg:x1="14.21cm" svg:y1="5.102cm" svg:x2="14.273cm" svg:y2="6.462cm" draw:start-shape="id47" draw:start-glue-point="2" draw:end-shape="id46" draw:end-glue-point="4" svg:d="M14210 5102v680h63v680" svg:viewBox="0 0 64 1361">
          <text:p/>
        </draw:connector>
        <draw:frame draw:style-name="gr15" draw:text-style-name="P11" draw:layer="layout" svg:width="12.7cm" svg:height="0.962cm" svg:x="1.636cm" svg:y="1.165cm">
          <draw:text-box>
            <text:p><text:span text:style-name="T1">Write Thread</text:span></text:p>
          </draw:text-box>
        </draw:frame>
        <draw:frame draw:style-name="gr15" draw:text-style-name="P11" draw:layer="layout" svg:width="1.778cm" svg:height="0.962cm" svg:x="14.336cm" svg:y="10.309cm">
          <draw:text-box>
            <text:p><text:span text:style-name="T1">Yes</text:span></text:p>
          </draw:text-box>
        </draw:frame>
        <draw:connector draw:style-name="gr6" draw:text-style-name="P2" draw:layer="layout" svg:x1="14.273cm" svg:y1="10.399cm" svg:x2="14.336cm" svg:y2="11.325cm" draw:start-shape="id46" draw:start-glue-point="6" svg:d="M14273 10399v714h63v212" svg:viewBox="0 0 64 927">
          <text:p/>
        </draw:connector>
        <draw:connector draw:style-name="gr6" draw:text-style-name="P2" draw:layer="layout" svg:x1="14.273cm" svg:y1="14.209cm" svg:x2="14.335cm" svg:y2="14.97cm" draw:start-shape="id48" draw:start-glue-point="6" draw:end-shape="id49" draw:end-glue-point="0" svg:d="M14273 14209v381h62v380" svg:viewBox="0 0 63 762">
          <text:p/>
        </draw:connector>
        <draw:frame draw:style-name="gr15" draw:text-style-name="P11" draw:layer="layout" svg:width="1.778cm" svg:height="0.962cm" svg:x="15.606cm" svg:y="6.262cm">
          <draw:text-box>
            <text:p><text:span text:style-name="T1">No</text:span></text:p>
          </draw:text-box>
        </draw:frame>
        <draw:custom-shape draw:style-name="gr30" draw:text-style-name="P2" xml:id="id48" draw:id="id48" draw:layer="layout" svg:width="5.207cm" svg:height="2.921cm" svg:x="11.669cm" svg:y="11.288cm">
          <text:p text:style-name="P2">Peripheral</text:p>
          <text:p text:style-name="P2">Ring buffer</text:p>
          <text:p text:style-name="P2">Has dat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11.669cm" svg:y1="12.749cm" svg:x2="11.669cm" svg:y2="8.431cm" draw:start-shape="id48" draw:start-glue-point="5" draw:end-shape="id46" draw:end-glue-point="5" svg:d="M11669 12749h-502v-4318h502" svg:viewBox="0 0 503 4319">
          <text:p/>
        </draw:connector>
        <draw:frame draw:style-name="gr15" draw:text-style-name="P11" draw:layer="layout" svg:width="1.397cm" svg:height="0.962cm" svg:x="11.161cm" svg:y="11.161cm">
          <draw:text-box>
            <text:p><text:span text:style-name="T1">No</text:span></text:p>
          </draw:text-box>
        </draw:frame>
        <draw:custom-shape draw:style-name="gr29" draw:text-style-name="P2" xml:id="id49" draw:id="id49" draw:layer="layout" svg:width="3.302cm" svg:height="1.524cm" svg:x="12.684cm" svg:y="14.97cm">
          <text:p text:style-name="P2">Write </text:p>
          <text:p text:style-name="P2">Data to H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50" draw:id="id50" draw:layer="layout" svg:width="5.207cm" svg:height="2.921cm" svg:x="11.796cm" svg:y="17.638cm">
          <text:p text:style-name="P2">Was all available</text:p>
          <text:p text:style-name="P2">Data writte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line-skew="-2.165cm" svg:x1="11.796cm" svg:y1="19.099cm" svg:x2="11.669cm" svg:y2="8.431cm" draw:start-shape="id50" draw:start-glue-point="5" draw:end-shape="id46" draw:end-glue-point="5" svg:d="M11796 19099h-2794v-10668h2667" svg:viewBox="0 0 2795 10669">
          <text:p/>
        </draw:connector>
        <draw:frame draw:style-name="gr15" draw:text-style-name="P11" draw:layer="layout" svg:width="1.778cm" svg:height="0.962cm" svg:x="14.463cm" svg:y="14.082cm">
          <draw:text-box>
            <text:p><text:span text:style-name="T1">Yes</text:span></text:p>
          </draw:text-box>
        </draw:frame>
        <draw:frame draw:style-name="gr15" draw:text-style-name="P11" draw:layer="layout" svg:width="1.778cm" svg:height="0.962cm" svg:x="10.272cm" svg:y="18.073cm">
          <draw:text-box>
            <text:p><text:span text:style-name="T1">Yes</text:span></text:p>
          </draw:text-box>
        </draw:frame>
        <draw:custom-shape draw:style-name="gr29" draw:text-style-name="P2" xml:id="id51" draw:id="id51" draw:layer="layout" svg:width="4.318cm" svg:height="2.286cm" svg:x="18.654cm" svg:y="17.511cm">
          <text:p text:style-name="P2">Push file_struct</text:p>
          <text:p text:style-name="P2">Back to FI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7.003cm" svg:y1="19.099cm" svg:x2="18.654cm" svg:y2="18.654cm" draw:start-shape="id50" draw:start-glue-point="7" draw:end-shape="id51" draw:end-glue-point="3" svg:d="M17003 19099h826v-445h825" svg:viewBox="0 0 1652 446">
          <text:p/>
        </draw:connector>
        <draw:connector draw:style-name="gr6" draw:text-style-name="P2" draw:layer="layout" svg:x1="22.972cm" svg:y1="18.654cm" svg:x2="16.876cm" svg:y2="8.431cm" draw:start-shape="id51" draw:start-glue-point="1" draw:end-shape="id46" draw:end-glue-point="7" svg:d="M22972 18654h528v-10223h-6624" svg:viewBox="0 0 6625 10224">
          <text:p/>
        </draw:connector>
        <draw:connector draw:style-name="gr6" draw:text-style-name="P2" draw:layer="layout" svg:x1="14.335cm" svg:y1="16.494cm" svg:x2="14.4cm" svg:y2="17.638cm" draw:start-shape="id49" draw:start-glue-point="2" draw:end-shape="id50" draw:end-glue-point="4" svg:d="M14335 16494v572h65v572" svg:viewBox="0 0 66 1145">
          <text:p/>
        </draw:connector>
        <draw:frame draw:style-name="gr15" draw:text-style-name="P11" draw:layer="layout" svg:width="1.397cm" svg:height="0.962cm" svg:x="16.876cm" svg:y="17.765cm">
          <draw:text-box>
            <text:p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4:26:02.999366000</meta:creation-date>
    <dc:date>2016-05-05T13:55:15.498950610</dc:date>
    <meta:editing-duration>PT5H27M31S</meta:editing-duration>
    <meta:editing-cycles>13</meta:editing-cycles>
    <meta:generator>LibreOffice/4.2.8.2$Linux_X86_64 LibreOffice_project/420m0$Build-2</meta:generator>
    <meta:document-statistic meta:object-count="204"/>
  </office:meta>
</office:document-meta>
</file>